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7826" officeooo:paragraph-rsid="00127826"/>
    </style:style>
    <style:style style:name="P2" style:family="paragraph" style:parent-style-name="Preformatted_20_Text">
      <style:text-properties officeooo:rsid="00127826" officeooo:paragraph-rsid="001367ae"/>
    </style:style>
    <style:style style:name="P3" style:family="paragraph" style:parent-style-name="Preformatted_20_Text">
      <style:text-properties officeooo:rsid="00127826" officeooo:paragraph-rsid="00150768"/>
    </style:style>
    <style:style style:name="P4" style:family="paragraph" style:parent-style-name="Preformatted_20_Text">
      <style:text-properties fo:font-size="14pt" fo:font-weight="bold" officeooo:rsid="00127826" officeooo:paragraph-rsid="00127826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weight="bold" officeooo:rsid="00127826" officeooo:paragraph-rsid="00127826" style:font-weight-asian="bold" style:font-weight-complex="bold"/>
    </style:style>
    <style:style style:name="P6" style:family="paragraph" style:parent-style-name="Preformatted_20_Text">
      <style:text-properties fo:color="#000000" officeooo:rsid="00127826" officeooo:paragraph-rsid="00127826"/>
    </style:style>
    <style:style style:name="P7" style:family="paragraph" style:parent-style-name="Preformatted_20_Text">
      <style:text-properties fo:color="#000000" fo:font-size="14pt" fo:font-weight="bold" officeooo:rsid="00127826" officeooo:paragraph-rsid="00127826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000099" fo:font-size="15pt" officeooo:rsid="00127826" officeooo:paragraph-rsid="00127826" style:font-size-asian="15pt" style:font-size-complex="15pt"/>
    </style:style>
    <style:style style:name="P9" style:family="paragraph" style:parent-style-name="Preformatted_20_Text">
      <style:text-properties fo:color="#000099" fo:font-size="14pt" fo:font-weight="bold" officeooo:rsid="00127826" officeooo:paragraph-rsid="00127826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color="#a9b7c6" style:font-name="Source Code Pro" fo:font-size="10.5pt"/>
    </style:style>
    <style:style style:name="P11" style:family="paragraph" style:parent-style-name="Preformatted_20_Text">
      <style:text-properties fo:color="#a9b7c6" style:font-name="Source Code Pro" fo:font-size="10.5pt" officeooo:rsid="00127826" officeooo:paragraph-rsid="00127826"/>
    </style:style>
    <style:style style:name="P12" style:family="paragraph" style:parent-style-name="Preformatted_20_Text">
      <style:text-properties fo:font-size="12pt" fo:font-weight="bold" officeooo:rsid="00127826" officeooo:paragraph-rsid="00127826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color="#629755"/>
    </style:style>
    <style:style style:name="P14" style:family="paragraph" style:parent-style-name="Preformatted_20_Text">
      <style:text-properties fo:color="#629755" style:font-name="Source Code Pro" fo:font-size="10.5pt" fo:font-style="italic"/>
    </style:style>
    <style:style style:name="P15" style:family="paragraph" style:parent-style-name="Preformatted_20_Text">
      <style:text-properties fo:color="#629755" style:font-name="Source Code Pro" fo:font-size="10.5pt" fo:font-style="italic" officeooo:rsid="00127826" officeooo:paragraph-rsid="00127826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629755" style:font-name="Source Code Pro" fo:font-size="10.5pt" fo:font-style="italic"/>
    </style:style>
    <style:style style:name="P17" style:family="paragraph" style:parent-style-name="Preformatted_20_Text">
      <style:text-properties fo:color="#cc7832" style:font-name="Source Code Pro" fo:font-size="10.5pt" fo:font-weight="bold" officeooo:rsid="00127826" officeooo:paragraph-rsid="00127826"/>
    </style:style>
    <style:style style:name="P18" style:family="paragraph" style:parent-style-name="Preformatted_20_Text">
      <style:text-properties fo:color="#629755" style:font-name="Source Code Pro" fo:font-size="10.5pt" fo:font-style="italic"/>
    </style:style>
    <style:style style:name="P19" style:family="paragraph" style:parent-style-name="Preformatted_20_Text">
      <style:text-properties fo:color="#000000" style:font-name="Source Code Pro" fo:font-size="10.5pt"/>
    </style:style>
    <style:style style:name="P20" style:family="paragraph" style:parent-style-name="Preformatted_20_Text">
      <style:text-properties fo:color="#000000" style:font-name="Source Code Pro" fo:font-size="10.5pt" officeooo:rsid="001367ae" officeooo:paragraph-rsid="00150768"/>
    </style:style>
    <style:style style:name="P21" style:family="paragraph" style:parent-style-name="Preformatted_20_Text">
      <style:text-properties fo:color="#000000" style:font-name="Source Code Pro" fo:font-size="10.5pt" officeooo:rsid="001367ae" officeooo:paragraph-rsid="001367ae"/>
    </style:style>
    <style:style style:name="P22" style:family="paragraph" style:parent-style-name="Preformatted_20_Text">
      <style:text-properties fo:color="#000000" style:font-name="Source Code Pro" fo:font-size="10.5pt" fo:font-style="italic" style:font-style-asian="italic" style:font-style-complex="italic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000000" style:font-name="Source Code Pro" fo:font-size="10.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0768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6897bb"/>
    </style:style>
    <style:style style:name="T7" style:family="text">
      <style:text-properties fo:color="#cc7832"/>
    </style:style>
    <style:style style:name="T8" style:family="text">
      <style:text-properties fo:color="#cc7832" fo:font-weight="bold"/>
    </style:style>
    <style:style style:name="T9" style:family="text">
      <style:text-properties fo:color="#8888c6"/>
    </style:style>
    <style:style style:name="T10" style:family="text">
      <style:text-properties fo:color="#008080"/>
    </style:style>
    <style:style style:name="T11" style:family="text">
      <style:text-properties fo:color="#808080"/>
    </style:style>
    <style:style style:name="T12" style:family="text">
      <style:text-properties officeooo:rsid="00150768"/>
    </style:style>
    <style:style style:name="T13" style:family="text">
      <style:text-properties style:font-name="Source Code Pro" fo:font-size="10.5pt" fo:font-style="italic"/>
    </style:style>
    <style:style style:name="T14" style:family="text">
      <style:text-properties style:font-name="Source Code Pro" fo:font-size="10.5pt" fo:font-style="italic" fo:font-weight="bold" style:font-weight-asian="bold" style:font-weight-complex="bold"/>
    </style:style>
    <style:style style:name="T15" style:family="text">
      <style:text-properties style:font-name="Source Code Pro" fo:font-size="10.5pt" fo:font-style="italic" officeooo:rsid="00150768"/>
    </style:style>
    <style:style style:name="T16" style:family="text">
      <style:text-properties style:font-name="Source Code Pro" fo:font-size="10.5pt" fo:font-style="italic" officeooo:rsid="0017e691"/>
    </style:style>
    <style:style style:name="T17" style:family="text">
      <style:text-properties fo:color="#629755"/>
    </style:style>
    <style:style style:name="T18" style:family="text">
      <style:text-properties fo:color="#629755" fo:font-style="italic"/>
    </style:style>
    <style:style style:name="T19" style:family="text">
      <style:text-properties fo:color="#629755" fo:font-style="italic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 Text_Augmentation_via_Translation</text:p>
      <text:p text:style-name="P4"/>
      <text:p text:style-name="P8">A simple method to augment text by using NMT (neural machine translation).</text:p>
      <text:p text:style-name="P1"/>
      <text:p text:style-name="P1">!! Note!! If you have any issues using this library or you feel that it is lacking something don't hesitate to message me.</text:p>
      <text:p text:style-name="P1"/>
      <text:p text:style-name="P1"/>
      <text:p text:style-name="P1"/>
      <text:p text:style-name="P7">How to use (Linux Dist.):</text:p>
      <text:p text:style-name="P1"/>
      <text:p text:style-name="P5">1.Install using pip ---&gt; <text:span text:style-name="T5">pip install translation-augmentation</text:span></text:p>
      <text:p text:style-name="P6"/>
      <text:p text:style-name="P6"><text:span text:style-name="T2">2.Import the library---&gt; </text:span>from translation_augmentation.translation_augmentation import augment_data_simple</text:p>
      <text:p text:style-name="P6"><text:s text:c="25"/>from translation_augmentation.translation_augmentation import augment_data</text:p>
      <text:p text:style-name="P1"/>
      <text:p text:style-name="P1"/>
      <text:p text:style-name="P5"/>
      <text:p text:style-name="P4">Example:</text:p>
      <text:p text:style-name="P1"/>
      <text:p text:style-name="P5">1.</text:p>
      <text:p text:style-name="P17"/>
      <text:p text:style-name="P21"><text:span text:style-name="T1">import </text:span><text:span text:style-name="T3">numpy</text:span><text:span text:style-name="T1"> as </text:span><text:span text:style-name="T3">np</text:span></text:p>
      <text:p text:style-name="P19"><text:span text:style-name="T1">from </text:span>translation_augmentation.translation_augmentation <text:span text:style-name="T1">import </text:span>augment_data_simple</text:p>
      <text:p text:style-name="P21"/>
      <text:p text:style-name="P19">s1 = "The food was awful"</text:p>
      <text:p text:style-name="P19">s2 = "That was the best meal I have had in ages."</text:p>
      <text:p text:style-name="P19"/>
      <text:p text:style-name="P22"># the sentence<text:span text:style-name="T12">s</text:span> we want to augment</text:p>
      <text:p text:style-name="P19">X_train = np.array([s1, s2])</text:p>
      <text:p text:style-name="P19"/>
      <text:p text:style-name="P22"># how many times we want too augment each sentence</text:p>
      <text:p text:style-name="P19">times = 2</text:p>
      <text:p text:style-name="P19"/>
      <text:p text:style-name="P19">X_train_new = augment_data_simple(X_train, times)</text:p>
      <text:p text:style-name="P19"/>
      <text:p text:style-name="P19">print("Original: ", X_train)</text:p>
      <text:p text:style-name="P23">print("After augmentation: ", X_train_new)</text:p>
      <text:p text:style-name="P1"/>
      <text:p text:style-name="P1"/>
      <text:p text:style-name="P2"><text:span text:style-name="T2">&gt;&gt;Original: </text:span><text:s/>['The food was awful'</text:p>
      <text:p text:style-name="P2"><text:s text:c="14"/>'That was the best meal I have had in ages.']</text:p>
      <text:p text:style-name="P1"/>
      <text:p text:style-name="P1"><text:span text:style-name="T2">&gt;&gt;After augmentation:</text:span> <text:s/>['The food was awful'</text:p>
      <text:p text:style-name="P1"><text:s text:c="24"/>'The food was terrible'</text:p>
      <text:p text:style-name="P1"><text:s text:c="24"/>'The food was horrible'</text:p>
      <text:p text:style-name="P1"><text:s text:c="24"/>'That was the best meal I have had in ages.'</text:p>
      <text:p text:style-name="P1"><text:s text:c="24"/>'This was the best meal I have had in years.'</text:p>
      <text:p text:style-name="P1"><text:s text:c="24"/>'It was the best meal I had in a long time.'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2.</text:p>
      <text:p text:style-name="P11"/>
      <text:p text:style-name="P20"><text:span text:style-name="T1">import </text:span><text:span text:style-name="T4">numpy</text:span><text:span text:style-name="T1"> as </text:span><text:span text:style-name="T4">np</text:span></text:p>
      <text:p text:style-name="P19"><text:span text:style-name="T1">from </text:span>translation_augmentation.translation_augmentation <text:span text:style-name="T1">import </text:span>augment_data <text:bookmark-start text:name="__DdeLink__285_508308616"/><text:span text:style-name="T12">numpy</text:span><text:bookmark-end text:name="__DdeLink__285_508308616"/></text:p>
      <text:p text:style-name="P19"/>
      <text:p text:style-name="P19">s1 = "The food was awful"</text:p>
      <text:p text:style-name="P19">s2 = "That was the best meal I have had in ages."</text:p>
      <text:p text:style-name="P19"/>
      <text:p text:style-name="P22"># the sentences we want to augment</text:p>
      <text:p text:style-name="P19">X_train = np.array([s1, s2])</text:p>
      <text:p text:style-name="P19"/>
      <text:p text:style-name="P22"># the class that is present in each sentense in binary</text:p>
      <text:p text:style-name="P22"># (in this case we have sentiment for each sentence either</text:p>
      <text:p text:style-name="P22"># positive,negative or neutral)</text:p>
      <text:p text:style-name="P19">y_train = np.array([[0, 1, 0], [1, 0, 0]])</text:p>
      <text:p text:style-name="P19"/>
      <text:p text:style-name="P19">classes_x_times = {}</text:p>
      <text:p text:style-name="P19">classes_x_times[0] = 1 <text:s/># double the first class</text:p>
      <text:p text:style-name="P19">classes_x_times[1] = 2 <text:s/># triple the second class</text:p>
      <text:p text:style-name="P19">classes_x_times[2] = 0 <text:s/># leave the third class as it is</text:p>
      <text:p text:style-name="P19"/>
      <text:p text:style-name="P19">X_train_new, y_train_new = augment_data(X_train, y_train, classes_x_times)</text:p>
      <text:p text:style-name="P19"/>
      <text:p text:style-name="P19">print("Original: ", X_train, "\n", y_train)</text:p>
      <text:p text:style-name="P23">print("After augmentation: ", X_train_new, "\n", y_train_new)</text:p>
      <text:p text:style-name="P1"/>
      <text:p text:style-name="P1"/>
      <text:p text:style-name="P3"><text:span text:style-name="T2">&gt;&gt;Original:</text:span> <text:s/>['The food was awful'</text:p>
      <text:p text:style-name="P3"><text:s text:c="14"/>'That was the best meal I have had in ages.'] </text:p>
      <text:p text:style-name="P1"><text:s/>[[0 1 0]</text:p>
      <text:p text:style-name="P1"><text:s/>[1 0 0]]</text:p>
      <text:p text:style-name="P1"/>
      <text:p text:style-name="P1"><text:span text:style-name="T2">&gt;&gt;After augmentation: </text:span><text:s/>['The food was awful' </text:p>
      <text:p text:style-name="P1"><text:s text:c="23"/>'The food was terrible' </text:p>
      <text:p text:style-name="P1"><text:s text:c="23"/>'The food was horrible'</text:p>
      <text:p text:style-name="P1"><text:s text:c="23"/>'That was the best meal I have had in ages.'</text:p>
      <text:p text:style-name="P1"><text:s text:c="23"/>'This was the best meal I have had in years.'] </text:p>
      <text:p text:style-name="P1"><text:s/>[[0, 1, 0],</text:p>
      <text:p text:style-name="P1"><text:s text:c="2"/>[0, 1, 0], </text:p>
      <text:p text:style-name="P1"><text:s text:c="2"/>[0, 1, 0],</text:p>
      <text:p text:style-name="P1"><text:s text:c="2"/>[1, 0, 0],</text:p>
      <text:p text:style-name="P1"><text:s text:c="2"/>[1, 0, 0]]</text:p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ethod Documentations:</text:p>
      <text:p text:style-name="P1"/>
      <text:p text:style-name="P5">1.</text:p>
      <text:p text:style-name="P12">### augment_data_simple ###</text:p>
      <text:p text:style-name="P15"/>
      <text:p text:style-name="P14">This is a method that does text augmentation by translating the</text:p>
      <text:p text:style-name="P14">given text in another language and then translating it back in</text:p>
      <text:p text:style-name="P14">the original one. The text will have changed a bit</text:p>
      <text:p text:style-name="P14">(it will be different) but hopefully similar with the original</text:p>
      <text:p text:style-name="P13"><text:s/><text:span text:style-name="T13">text. Given X_train we return the new X_train with the augmented data.</text:span></text:p>
      <text:p text:style-name="P10"><text:span text:style-name="T19">:param</text:span><text:span text:style-name="T17"> </text:span><text:span text:style-name="T18">text:</text:span></text:p>
      <text:p text:style-name="P10"><text:span text:style-name="T19">:param</text:span><text:span text:style-name="T17"> </text:span><text:span text:style-name="T18">times:</text:span></text:p>
      <text:p text:style-name="P10"><text:span text:style-name="T19">:param</text:span><text:span text:style-name="T17"> </text:span><text:span text:style-name="T18">strategy:</text:span></text:p>
      <text:p text:style-name="P10"><text:span text:style-name="T19">:param</text:span><text:span text:style-name="T17"> </text:span><text:span text:style-name="T18">src:</text:span></text:p>
      <text:p text:style-name="P10"><text:span text:style-name="T19">:return</text:span><text:span text:style-name="T18">:(X_train augmented)</text:span></text:p>
      <text:p text:style-name="P14"/>
      <text:p text:style-name="P14"><text:s text:c="14"/><text:span text:style-name="T2">text </text:span><text:s text:c="5"/>-&gt; (X_train original) the text we want to augment (and array of sentences)</text:p>
      <text:p text:style-name="P13"><text:span text:style-name="T13"><text:s text:c="14"/></text:span><text:span text:style-name="T14">times </text:span><text:span text:style-name="T13"><text:s text:c="3"/>-&gt; how many times we want to augment each given sentense (up to 3 because we get good translations only between the languages: English, Spanish, German, French)</text:span></text:p>
      <text:p text:style-name="P13"><text:span text:style-name="T13"><text:s text:c="13"/></text:span><text:span text:style-name="T14">strategy </text:span><text:span text:style-name="T13">-&gt; single : translate from the original language to another and back to the original e.g. EN to DE to EN</text:span></text:p>
      <text:p text:style-name="P13"><text:s text:c="18"/><text:span text:style-name="T13">double : translate from the original language to 2 other languages and back to the original e.g. EN to DE to </text:span><text:span text:style-name="T15">ES</text:span><text:span text:style-name="T13"> to EN</text:span></text:p>
      <text:p text:style-name="P14"><text:s text:c="11"/><text:span text:style-name="T2"><text:s text:c="2"/>src</text:span> <text:s text:c="9"/>-&gt; in which language the initial text is in. Possible options 'en', 'de', 'es', 'fr'</text:p>
      <text:p text:style-name="P14"/>
      <text:p text:style-name="P14">!!Note!! A folder named 'Translation' is created in the current working directory and the translation is saved there in a file named 'translation_simple.p'. If you re-run this method the translation will be loaded from that file in order to save time. If you want to make a new translation each time simply delete the file 'translation_simple.p'.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2.</text:p>
      <text:p text:style-name="P12">### augment_data ###</text:p>
      <text:p text:style-name="P1"/>
      <text:p text:style-name="P15"/>
      <text:p text:style-name="P14">This is a method that does text augmentation by translating the</text:p>
      <text:p text:style-name="P14">given text in another language and then translating it back in</text:p>
      <text:p text:style-name="P14">the original one. The text will have changed a bit</text:p>
      <text:p text:style-name="P14">(it will be different) but hopefully similar with the original</text:p>
      <text:p text:style-name="P14">text.Given X_train and y_train we return the new X_train with</text:p>
      <text:p text:style-name="P14">the augmented data and the new y_train.</text:p>
      <text:p text:style-name="P14"/>
      <text:p text:style-name="P10"><text:span text:style-name="T19">:param</text:span><text:span text:style-name="T17"> </text:span><text:span text:style-name="T18">src:</text:span></text:p>
      <text:p text:style-name="P10"><text:span text:style-name="T19">:param</text:span><text:span text:style-name="T17"> </text:span><text:span text:style-name="T18">text:</text:span></text:p>
      <text:p text:style-name="P10"><text:span text:style-name="T19">:param</text:span><text:span text:style-name="T17"> </text:span><text:span text:style-name="T18">all_classes:</text:span></text:p>
      <text:p text:style-name="P10"><text:span text:style-name="T19">:param</text:span><text:span text:style-name="T17"> </text:span><text:span text:style-name="T18">classes_x_times:</text:span></text:p>
      <text:p text:style-name="P10"><text:span text:style-name="T19">:param</text:span><text:span text:style-name="T17"> </text:span><text:span text:style-name="T18">strategy:</text:span></text:p>
      <text:p text:style-name="P10"><text:span text:style-name="T19">:return</text:span><text:span text:style-name="T18">: return_sentences (X_train augmented), return_all_classes(y_train)</text:span></text:p>
      <text:p text:style-name="P14"/>
      <text:p text:style-name="P14"><text:s text:c="16"/><text:span text:style-name="T2">text </text:span><text:s text:c="19"/>-&gt; (X_train original) the text we want to augment (and array of <text:s text:c="14"/>sentences)</text:p>
      <text:p text:style-name="P14"><text:s text:c="15"/><text:span text:style-name="T2">all_classes</text:span> <text:s text:c="9"/>-&gt; (y_train) the classes that are present in each sentence</text:p>
      <text:p text:style-name="P14"><text:s text:c="15"/><text:span text:style-name="T2">classes_x_times</text:span> -&gt; dictionary containing the classes we want to augment</text:p>
      <text:p text:style-name="P14">and how many times (up to 3 because we get good translations only between the languages English, Spanish, German, French)</text:p>
      <text:p text:style-name="P13"><text:span text:style-name="T14"><text:s text:c="13"/>strategy</text:span><text:span text:style-name="T13"> <text:s text:c="13"/>-&gt; single : translate from the original language to another and back to the original e.g. EN to DE to EN</text:span></text:p>
      <text:p text:style-name="P13"><text:s text:c="26"/><text:span text:style-name="T13">double : translate from the original language to 2 other languages and back to the original e.g. EN to DE to </text:span><text:span text:style-name="T16">ES</text:span><text:span text:style-name="T13"> to EN</text:span></text:p>
      <text:p text:style-name="P14"><text:span text:style-name="T2"><text:s text:c="13"/>src </text:span><text:s text:c="23"/>-&gt; in which language the initial text is in. Possible options 'en', 'de', 'es', 'fr'</text:p>
      <text:p text:style-name="P14"/>
      <text:p text:style-name="P14">!!Note!! A folder named 'Translation' is created in the current working directory and the translation is saved there in a file named 'translation.p'. If you re-run this method the translation will be loaded from that file in order to save time. If you want to make a new translation each time simply delete the file 'translation.p'.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8:30:04.735532144</dc:date>
    <meta:editing-duration>PT18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01" meta:word-count="856" meta:character-count="5719" meta:non-whitespace-character-count="4412"/>
  </office:meta>
</office:document-meta>
</file>